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StarSymbol" svg:font-family="StarSymbol" style:font-charset="x-symbol"/>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6in" table:align="margins"/>
    </style:style>
    <style:style style:name="Table1.A" style:family="table-column">
      <style:table-column-properties style:column-width="6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P5" style:family="paragraph" style:parent-style-name="Table_20_Contents">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Table_20_Contents"><text:span text:style-name="T3">Project Name:</text:span> <text:span text:style-name="T4">Profiles Colleague Fetcher Widget</text:span></text:p>
          </table:table-cell>
        </table:table-row>
        <table:table-row>
          <table:table-cell table:style-name="Table1.A2" office:value-type="string">
            <text:p text:style-name="Table_20_Contents"><text:span text:style-name="T3">Team Members</text:span>:</text:p>
            <text:p text:style-name="Default_20_Text">Project Manager – Scott Murphree</text:p>
            <text:p text:style-name="Default_20_Text">Manages the development process and coordinates activities and documentation. Since this team is also working on another project, the Project Manager will also be the primary developer.</text:p>
            <text:p text:style-name="Default_20_Text"/>
            <text:p text:style-name="Default_20_Text">Contributors - Robert Gedelian, Alexander Rock</text:p>
            <text:p text:style-name="Default_20_Text">The Contributors will assist with design, development, and documentation as much as they can while working on other projects. This is a very general role so more specific tasks can be assigned as the situation permits.</text:p>
            <text:p text:style-name="Table_20_Contents"/>
          </table:table-cell>
        </table:table-row>
        <table:table-row>
          <table:table-cell table:style-name="Table1.A2" office:value-type="string">
            <text:p text:style-name="P5">Project Scope </text:p>
            <text:p text:style-name="Table_20_Contents">April 07 – April 11: Research and Prototyping</text:p>
            <text:p text:style-name="Table_20_Contents">April 14 – April 18: Work on first release, test</text:p>
            <text:p text:style-name="Table_20_Contents">April 21 – April 25: Finish first release, test</text:p>
            <text:p text:style-name="Table_20_Contents"/>
          </table:table-cell>
        </table:table-row>
        <table:table-row>
          <table:table-cell table:style-name="Table1.A2" office:value-type="string">
            <text:p text:style-name="P5">Deliverables:</text:p>
            <text:p text:style-name="Table_20_Contents">April 11: Prototype – An html page, perhaps with a graphical widget, that fetches the user's list of Beehive friends and displays them.</text:p>
            <text:p text:style-name="Table_20_Contents">April 25 (or before): First Release – A graphical widget that fetches the user's list of friends from at least Beehive, and perhaps other social networking applications, and allows for importing them into Profiles as Colleagues.</text:p>
            <text:p text:style-name="Table_20_Contents"/>
          </table:table-cell>
        </table:table-row>
        <table:table-row>
          <table:table-cell table:style-name="Table1.A2" office:value-type="string">
            <text:p text:style-name="P5">Summary Explanation:</text:p>
            <text:p text:style-name="Default_20_Text">Problem</text:p>
            <text:p text:style-name="Default_20_Text"/>
            <text:p text:style-name="Default_20_Text">Connections Profiles is yet another social networking application made by IBM. There are several others, like Bluepages, Fringe, and Beehive, all with separate “friend” lists. In addition, there are many similar, third-party sites like Facebook and Linkedin. <text:s/>If a Connections user is already a member of one of these other sites, they are forced to manually re-add each of their friends to their Profile, which is a redundant and tedious task. <text:s/>There is no way to import a list of existing friends from these other sites.</text:p>
            <text:p text:style-name="Default_20_Text"/>
            <text:p text:style-name="Default_20_Text">Solution</text:p>
            <text:p text:style-name="Default_20_Text"/>
            <text:p text:style-name="Default_20_Text">A widget on the Profiles page will allow users to pull in colleagues from other social networking applications using the Atom API (if available). Users from these other networks that exist on Profiles will be shown as available to add as colleagues.</text:p>
            <text:p text:style-name="Default_20_Text">Applications that do not use the Atom framework (such as Facebook or Linkedin) will require adapters.</text:p>
            <text:p text:style-name="Default_20_Text"/>
            <text:p text:style-name="Default_20_Text">The widget will reside in the sidebar of the “My Profile” page. The user will be able to select from a list of networks and fetch their list of friends. This list will be compared against the Profiles database, and those that are in both networks will be listed as results. <text:s text:c="2"/>By default, results who have already been added as colleagues will not be listed, but a toggle will be available to show them as well.</text:p>
            <text:p text:style-name="Default_20_Text"/>
            <text:p text:style-name="Default_20_Text">Initially, uninvited results will have a checked checkbox next to their name. If the user does not wish to invite them, they can uncheck the box.</text:p>
            <text:p text:style-name="Default_20_Text"/>
            <text:p text:style-name="Default_20_Text">There will be a default invitation message that the user can change, and they can also change individual messages.</text:p>
            <text:p text:style-name="Default_20_Text"/>
            <text:p text:style-name="Default_20_Text">Invitation will be finalized with a single button click. Any errors (user already invited) will be displayed in a popup.</text:p>
          </table:table-cell>
        </table:table-row>
      </table:table>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StarSymbol" svg:font-family="StarSymbol" style:font-charset="x-symbol"/>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2" style:family="text">
      <style:text-properties fo:font-size="16pt" fo:font-weight="bold" fo:background-color="transparent" style:font-weight-asian="bold" style:font-weight-complex="bold"/>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Header"><text:span text:style-name="T2">Project Tiger <text:s/>- <text:s/>Work Proposal</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Win32)</meta:generator>
    <!--645(Build:8693)-->
    <meta:initial-creator>kcross</meta:initial-creator>
    <meta:creation-date>2008-03-18T13:08:20</meta:creation-date>
    <dc:creator>smm2183</dc:creator>
    <dc:date>2008-04-10T10:55:29</dc:date>
    <dc:language>en-US</dc:language>
    <meta:editing-cycles>2</meta:editing-cycles>
    <meta:editing-duration>PT5M44S</meta:editing-duration>
    <meta:user-defined meta:name="Info 1"/>
    <meta:user-defined meta:name="Info 2"/>
    <meta:user-defined meta:name="Info 3"/>
    <meta:user-defined meta:name="Info 4"/>
    <meta:document-statistic meta:table-count="1" meta:image-count="0" meta:object-count="0" meta:page-count="2" meta:paragraph-count="36" meta:word-count="469" meta:character-count="2798"/>
  </office:meta>
</office:document-meta>
</file>